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1.62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3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Administrivia</text:p>
          </draw:text-box>
        </draw:frame>
        <draw:frame presentation:style-name="pr4" draw:layer="layout" svg:width="25.199cm" svg:height="9.134cm" svg:x="1.4cm" svg:y="3.685cm" presentation:class="outline">
          <draw:text-box>
            <text:list text:style-name="L2">
              <text:list-item>
                <text:p>Assignment Status: </text:p>
                <text:list>
                  <text:list-item>
                    <text:p>AS1-AS3 marked, all did well</text:p>
                  </text:list-item>
                  <text:list-item>
                    <text:p>AS4 ~8 submitted &amp; marked</text:p>
                  </text:list-item>
                  <text:list-item>
                    <text:p>AS5 34 submitted, Dave waiting ‘till after Friday</text:p>
                  </text:list-item>
                </text:list>
              </text:list-item>
              <text:list-item>
                <text:p>Deadlines</text:p>
                <text:list>
                  <text:list-item>
                    <text:p>Still need to establish actual deadline, I’ll take submissions ‘till last minute (will let you know when it’s too late)</text:p>
                  </text:list-item>
                  <text:list-item>
                    <text:p>For GDPR access request: if you’re waiting on data, write up and submit background, timeline and expectations and I’ll allow for tardy service providers</text:p>
                  </text:list-item>
                </text:list>
              </text:list-item>
              <text:list-item>
                <text:p>Additional lab time Wed – maybe cancel? Happy to spend an hour on Q&amp;A if useful</text:p>
                <text:list>
                  <text:list-item>
                    <text:p>Someone else wants the room </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This Week: Terry Manderson </text:p>
          </draw:text-box>
        </draw:frame>
        <draw:frame presentation:style-name="pr4" draw:layer="layout" svg:width="25.199cm" svg:height="9.134cm" svg:x="1.4cm" svg:y="3.685cm" presentation:class="outline">
          <draw:text-box>
            <text:list text:style-name="L2">
              <text:list-header>
                <text:p>We’re lucky enough to have another guest this week - all the way from Australia!</text:p>
                <text:p>Terry is the Director of DNS Engineering at ICANN, he is responsible for L-root (one of the 13 root servers) and manages the talented team that keeps it humming along with the infrastructure supporting the portfolio of ICANN organisational domains. Terry also serves on the board of AusNOG, the Australian Network Operators Group. For almost all of his career he has held operationally focused roles and, while Terry has a number academic parchments on the wall, he prefers to see tangible links between concepts and actual deployability. In the research realm Terry is most interested in advancements in Internet networking (home, enterprise, global) and the behaviours of large scale network services and topologies, and the impact they have on the end user.</text:p>
                <text:list>
                  <text:list-header>
                    <text:p><text:a xlink:href="https://datatracker.ietf.org/person/Terry%20Manderson" xlink:type="simple">https://datatracker.ietf.org/person/Terry%20Manderson</text:a><text:s/></text:p>
                  </text:list-header>
                </text:list>
              </text:list-header>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Thursday</text:p>
          </draw:text-box>
        </draw:frame>
        <draw:frame presentation:style-name="pr4" draw:layer="layout" svg:width="25.199cm" svg:height="9.134cm" svg:x="1.4cm" svg:y="3.685cm" presentation:class="outline">
          <draw:text-box>
            <text:list text:style-name="L2">
              <text:list-item>
                <text:p>Terry will be with us Thursday afternoon</text:p>
              </text:list-item>
              <text:list-item>
                <text:p>He’ll talk more about DNS and we’ll play a game</text:p>
              </text:list-item>
              <text:list-item>
                <text:p>After that, Terry and I will retire for a beverage, and you’re welcome to join us (I’ll buy 1<text:span text:style-name="T4">st</text:span> round)</text:p>
                <text:list>
                  <text:list-item>
                    <text:p>Details on Thursday, for those who’re there:-)</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Recap: What’s DNS?</text:p>
          </draw:text-box>
        </draw:frame>
        <draw:frame presentation:style-name="pr4" draw:layer="layout" svg:width="25.199cm" svg:height="9.134cm" svg:x="1.4cm" svg:y="3.685cm" presentation:class="outline">
          <draw:text-box>
            <text:list text:style-name="L2">
              <text:list-item>
                <text:p>At this stage in the module, you probably know a good answer...</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Why care about DNS?</text:p>
          </draw:text-box>
        </draw:frame>
        <draw:frame presentation:style-name="pr4" draw:layer="layout" svg:width="25.199cm" svg:height="9.134cm" svg:x="1.4cm" svg:y="3.685cm" presentation:class="outline">
          <draw:text-box>
            <text:list text:style-name="L2">
              <text:list-item>
                <text:p>What do you think?</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Why I care about DNS?</text:p>
          </draw:text-box>
        </draw:frame>
        <draw:frame presentation:style-name="pr4" draw:layer="layout" svg:width="25.199cm" svg:height="9.134cm" svg:x="1.4cm" svg:y="3.685cm" presentation:class="outline" presentation:user-transformed="true">
          <draw:text-box>
            <text:list text:style-name="L2">
              <text:list-item>
                <text:p>Pretty much all names on the Internet depend on DNS in one way or another</text:p>
                <text:list>
                  <text:list-item>
                    <text:p><text:a xlink:href="mailto:stephen.farrell@cs.tcd.ie" xlink:type="simple">stephen.farrell@cs.tcd.ie</text:a><text:s/>- cs.tcd.ie is a DNS domain</text:p>
                  </text:list-item>
                  <text:list-item>
                    <text:p><text:a xlink:href="https://down.dsg.cs.tcd.ie/wititdm" xlink:type="simple">https://down.dsg.cs.tcd.ie/wititdm</text:a><text:s text:c="2"/>- down.dsg.cs.tcd.ie is a DNS (host) name</text:p>
                  </text:list-item>
                  <text:list-item>
                    <text:p><text:a xlink:href="https://jell.ie/news/" xlink:type="simple">https://jell.ie/news/</text:a><text:s/>- jell.ie is a DNS domain</text:p>
                  </text:list-item>
                  <text:list-item>
                    <text:p>@someuser or #sometag are really only meaningful within the context of some service provider (like twitter.com or facebook.com)</text:p>
                  </text:list-item>
                </text:list>
              </text:list-item>
              <text:list-item>
                <text:p>Pretty much all politics, authentication and authorisation and other things that affect you depend on names</text:p>
                <text:list>
                  <text:list-item>
                    <text:p>In particular, TLS (which provides the “s” in “https”), depends almost entirely on control of DNS domains for authenticatio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7</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6-20T12:14:19.182211876</meta:creation-date>
    <dc:date>2019-11-25T21:29:03.980160918</dc:date>
    <meta:editing-duration>PT12H7M35S</meta:editing-duration>
    <meta:editing-cycles>155</meta:editing-cycles>
    <meta:generator>LibreOffice/6.3.3.2$Linux_X86_64 LibreOffice_project/30$Build-2</meta:generator>
    <meta:document-statistic meta:object-count="49"/>
  </office:meta>
</office:document-meta>
</file>